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8.01mm" fo:margin-bottom="2.47mm" loext:contextual-spacing="false"/>
      <style:text-properties style:font-name="Liberation Serif" officeooo:paragraph-rsid="02d964f6"/>
    </style:style>
    <style:style style:name="P21" style:family="paragraph" style:parent-style-name="Standard" style:list-style-name="L1">
      <style:text-properties style:font-name="Liberation Serif"/>
    </style:style>
    <style:style style:name="P22" style:family="paragraph" style:parent-style-name="Heading_20_2">
      <style:text-properties style:font-name="Liberation Serif"/>
    </style:style>
    <style:style style:name="P23"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4"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5" style:family="paragraph" style:parent-style-name="Heading_20_1" style:master-page-name="Landscape">
      <style:paragraph-properties style:page-number="auto"/>
      <style:text-properties style:font-name="Liberation Serif" officeooo:paragraph-rsid="02d82664" style:text-scale="99%"/>
    </style:style>
    <style:style style:name="P26" style:family="paragraph" style:parent-style-name="Heading_20_1">
      <style:paragraph-properties fo:break-before="page"/>
      <style:text-properties style:font-name="Liberation Serif"/>
    </style:style>
    <style:style style:name="P27" style:family="paragraph" style:parent-style-name="Table_20_Contents" style:list-style-name="L1">
      <style:text-properties style:font-name="Liberation Serif" officeooo:rsid="02ed919d" officeooo:paragraph-rsid="02eda724"/>
    </style:style>
    <style:style style:name="P28" style:family="paragraph" style:parent-style-name="Table_20_Contents" style:list-style-name="L2">
      <style:paragraph-properties fo:text-align="start" style:justify-single-word="false"/>
      <style:text-properties style:font-name="Liberation Serif" officeooo:paragraph-rsid="02eda724"/>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officeooo:rsid="02f316d5"/>
    </style:style>
    <style:style style:name="T9" style:family="text">
      <style:text-properties style:font-name="Liberation Serif" fo:language="ru" fo:country="RU"/>
    </style:style>
    <style:style style:name="T10" style:family="text">
      <style:text-properties officeooo:rsid="030c3ecd"/>
    </style:style>
    <style:style style:name="T11" style:family="text">
      <style:text-properties fo:font-weight="bold" fo:background-color="transparent" loext:char-shading-value="0"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5"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11">Сервис</text:span> → пункт <text:span text:style-name="T11">Параметры</text:span> → в левой части нового окна выберите пункт <text:span text:style-name="T11">Безопасность</text:span> → в правой части окна нажмите кнопку «<text:span text:style-name="T11">Безопасность макросов</text:span>». В открывшемся окна выберите <text:span text:style-name="T11">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4mm" draw:z-index="0" draw:name="Фигура1" draw:style-name="gr1" draw:text-style-name="P29" svg:width="63.47mm" svg:height="5.95mm" draw:control="control1"/></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3.83mm" draw:z-index="2" draw:name="Фигура1" draw:style-name="gr1" draw:text-style-name="P29" svg:width="97.71mm" svg:height="5.95mm" draw:control="control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3.83mm" draw:z-index="1" draw:name="Фигура1" draw:style-name="gr1" draw:text-style-name="P29" svg:width="121.35mm" svg:height="5.95mm" draw:control="control2"/></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3.83mm" draw:z-index="3" draw:name="Фигура1" draw:style-name="gr1" draw:text-style-name="P29" svg:width="121.35mm" svg:height="5.95mm" draw:control="control4"/></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6" text:outline-level="1">Документация по <text:span text:style-name="T4">программам (макросам)</text:span></text:h>
      <text:h text:style-name="P22"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3074595303" text:style-name="L1">
              <text:list-item>
                <text:p text:style-name="P21">Множество последовательных пробелов заменяется на единственный</text:p>
              </text:list-item>
              <text:list-item>
                <text:p text:style-name="P21">Удаляются пробелы перед знаками пунктуации</text:p>
              </text:list-item>
              <text:list-item>
                <text:p text:style-name="P21">Тире между цифрами заменяется на цифровое тире</text:p>
              </text:list-item>
              <text:list-item>
                <text:p text:style-name="P21">Тире между словами заменяется на среднее тире</text:p>
              </text:list-item>
              <text:list-item>
                <text:p text:style-name="P21">Пробелы после открывания скобок или кавычек удаляются</text:p>
              </text:list-item>
              <text:list-item>
                <text:p text:style-name="P21">Пробел между фамилией и последующими инициалами заменяется на неразрывный</text:p>
              </text:list-item>
              <text:list-item>
                <text:p text:style-name="P21">Пробел между инициалами и последующей фамилией заменяется на неразрывный</text:p>
              </text:list-item>
              <text:list-item>
                <text:p text:style-name="P2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1">Пробел между с. 7 и т. 7 заменяется на неразрывный</text:p>
              </text:list-item>
              <text:list-item>
                <text:p text:style-name="P21">Пробел между серия 7, часть 7, том 7 заменяется на неразрывный</text:p>
              </text:list-item>
              <text:list-item>
                <text:p text:style-name="P21">Пробел между 1917 г. Заменяется на неразрывный, а при отсутсвии вставляется</text:p>
                <text:p text:style-name="P27">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948882060" text:style-name="L2">
              <text:list-item>
                <text:p text:style-name="P28"><text:span text:style-name="T6">П</text:span>олужирного</text:p>
              </text:list-item>
              <text:list-item>
                <text:p text:style-name="P28"><text:span text:style-name="T6">К</text:span>урсива</text:p>
              </text:list-item>
              <text:list-item>
                <text:p text:style-name="P28"><text:span text:style-name="T6">П</text:span>одчеркивания</text:p>
              </text:list-item>
              <text:list-item>
                <text:p text:style-name="P28"><text:span text:style-name="T6">З</text:span>ачеркивания</text:p>
              </text:list-item>
              <text:list-item>
                <text:p text:style-name="P28"><text:span text:style-name="T6">В</text:span>ерхн<text:span text:style-name="T6">ий</text:span> индекс</text:p>
              </text:list-item>
              <text:list-item>
                <text:p text:style-name="P28"><text:soft-page-break/><text:span text:style-name="T6">Н</text:span>ижн<text:span text:style-name="T6">ий</text:span> индекс</text:p>
              </text:list-item>
              <text:list-item>
                <text:p text:style-name="P28"><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3"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4"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0">Собрать</text:span> выпуск</text:p>
          </table:table-cell>
          <table:table-cell table:style-name="Таблица2.A2" office:value-type="string">
            <text:p text:style-name="P19">Макрос применяется совместно с шаблоном журнала. Он <text:span text:style-name="T8">последовательно </text:span>добавляет все пронумерованные статьи в той же папке, что и <text:span text:style-name="T8">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11H29M19S</meta:editing-duration>
    <meta:editing-cycles>757</meta:editing-cycles>
    <meta:generator>LibreOffice/6.1.4.2$Linux_X86_64 LibreOffice_project/9d0f32d1f0b509096fd65e0d4bec26ddd1938fd3</meta:generator>
    <dc:date>2019-04-12T14:14:39.969635203</dc:date>
    <meta:document-statistic meta:table-count="4" meta:image-count="0" meta:object-count="0" meta:page-count="5" meta:paragraph-count="101" meta:word-count="680" meta:character-count="5255" meta:non-whitespace-character-count="4686"/>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journals.setManualOutlineLevel?language=Basic&amp;location=application"
  sCmdLable = "Огл."
  nCount = 9
  oToolbarItem = CreateSimpleToolbarItem( sCmdID, sCmdLable )
  oTBSettings.insertByIndex( nCount, oToolbarItem )
  
  
  sCmdID   = "vnd.sun.star.script:Publishing.Documents.setBookUniqPageStyles?language=Basic&amp;location=application"
  sCmdLable = "Стр.книг"
  nCount = 10
  oToolbarItem = CreateSimpleToolbarItem( sCmdID, sCmdLable )
  oTBSettings.insertByIndex( nCount, oToolbarItem )
  
  sCmdID   = "vnd.sun.star.script:Publishing.Bookmarks.convertBookmarksToFootnotes?language=Basic&amp;location=application"
  sCmdLable = "html2FN"
  nCount = 11
  oToolbarItem = CreateSimpleToolbarItem( sCmdID, sCmdLable )
  oTBSettings.insertByIndex( nCount, oToolbarItem )
  
  sCmdID   = "vnd.sun.star.script:Publishing.Bookmarks.disposeAllBookmarks?language=Basic&amp;location=application"
  sCmdLable = "Удал Закладок"
  nCount = 12
  oToolbarItem = CreateSimpleToolbarItem( sCmdID, sCmdLable )
  oTBSettings.insertByIndex( nCount, oToolbarItem )
  
  sCmdID   = "vnd.sun.star.script:Publishing.Bookmarks.disposeAllLinks?language=Basic&amp;location=application"
  sCmdLable = "Удал ссылки"
  nCount = 13
  oToolbarItem = CreateSimpleToolbarItem( sCmdID, sCmdLable )
  oTBSettings.insertByIndex( nCount, oToolbarItem )

  sCmdID   = "vnd.sun.star.script:Publishing.unusedStyles.replaceParaStyle?language=Basic&amp;location=application"
  sCmdLable = "ParSt"
  nCount = 1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path As String

Sub makeUpIssue

	EIFN = "ЭиФН"
	imagesRelativePath = "/Links/Header/"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If templateName = "" Then
			modifyVar("leftHeader" + i , sectionName )
		ElseIf templateName = EIFN Then
			modifyVar("rightHeader" + i , sectionName )
			modifyVar("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leftSide = Right(authors,Len(authors)-4)
		rightSide =  Left(authors,4)
		getCopyright = "© " + Trim(leftSide) + " " + rightSide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create new para for next page
	oViewCursor.Text.insertControlCharacter(oViewCursor.End,com.sun.star.text.ControlCharacter.PARAGRAPH_BREAK,False)
	oTextCursor = oViewCursor.Text.createTextCursorByRange(oViewCursor)
	'insert page break
	oTextCursor.BreakType = 4

	setHeaderMetadata(curStyle,i)
	oViewCursor.jumpToPreviousPage()

	oViewCursor.jumpToPreviousPage()
	sendRM()
	sendRM()
		
End Sub

Sub setFirstPageMetadata(curStyle,i)
	Dim oViewCursor As Object
	Dim oSavePosition As Object
	Dim oText As Object
	Dim oHeaderTable As Object
	Dim oFoot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If templateName = "" Then
		addTextVar("article" + i + "LastPage","00" )
	ElseIf templateName = EIFN Then
		addTextVar("article" + i + "Num","" + i )
	EndIf
	
	If templateName = "" Then
		'Footer without table
		oViewCursor.goToRange(curStyle.FooterText.End, false)
		addTextVar("author" + i + "Copyright","© Фамилия И.О. " + i )
	ElseIf templateName = EIFN Then

		oFooterTableLeft = curStyle.FooterTextLeft.CreateEnumeration().nextElement
		rightHeaderCell = oFooterTableLeft.getCellByPosition(1,0).getStart()
		oViewCursor.goToRange(rightHeaderCell, false)
		addTextVar("author" + i + "Copyright","© Фамилия И.О. " + i )
		'TODO!!!!SECOND PAGE
		oFooterTableRight = curStyle.FooterTextRight.CreateEnumeration().nextElement
		leftHeaderCell = oFooterTableRight.getCellByPosition(0,0).getStart()
	'	Mri oFooterRight
	'	Mri leftHeaderCell
		oViewCursor.goToRange(leftHeaderCell, false)
		addTextVar("author" + i + "Copyright","© Фамилия И.О. " + i )
		'Mri curStyle
		'rightFooterCell = oHeaderTable.getCellByPosition(1,0).getStart()
		'oViewCursor.goToRange(curStyle.FooterText.End, false)
		
		'addTextVar("author" + i + "Copyright","© Фамилия И.О. " + i )
	EndIf
	
	
	oViewCursor.goToRange(oSavePosition, false)
End Sub

Sub setHeaderMetadata(curStyle,i)
	Dim oViewCursor As Object
	Dim oSavePosition As Object
	Dim rightHeaderTable As Object
	Dim leftHeaderTable As Object
	Dim headerCell As Object
	Dim leftHeaderCell As Object
	Dim curStyleName As String
	oViewCursor = ThisComponent.CurrentController.getViewCursor()
	oSavePosition = oViewCursor.Text.createTextCursorByRange(oViewCursor)
	rightHeaderTable = curStyle.HeaderTextRight.CreateEnumeration().nextElement
	leftHeaderTable = curStyle.HeaderTextLeft.CreateEnumeration().nextElement

	rightHeaderCell = rightHeaderTable.getCellByPosition(0,0).getStart()
	oViewCursor.goToRange(rightHeaderCell, false)
	If templateName = "" Then
		addTextVar("rightHeader" + i ,"Фамилия И.О. Название статьи" + i )
	ElseIf templateName = EIFN Then
		addTextVar("rightHeader" + i ,"Название раздела " + i )	
		rightHeaderCell = rightHeaderTable.getCellByPosition(2,0).getStart()
		oViewCursor.goToRange(rightHeaderCell, false)
		insertLinkedImage(CStr(i))
		oViewCursor.jumpToStartOfPage()
	EndIf
	
	
	If templateName = "" Then
		leftHeaderCell = leftHeaderTable.getCellByPosition(1,0).getStart()
		oViewCursor.goToRange(leftHeaderCell, false)
		addTextVar("leftHeader" + i ,"Название раздела" + i )
	ElseIf templateName = EIFN Then
		leftHeaderCell = leftHeaderTable.getCellByPosition(2,0).getStart()
		oViewCursor.goToRange(leftHeaderCell, false)
		addTextVar("leftHeader" + i ,"И.О. Фамилия" + i )
		leftHeaderCell = leftHeaderTable.getCellByPosition(0,0).getStart()
		oViewCursor.goToRange(leftHeaderCell, false)
		insertLinkedImage(CStr(i))
		oViewCursor.jumpToStartOfPage()
	EndIf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oViewCursor = ThisComponent.CurrentController.getViewCursor()
'	oTextCursor = oViewCursor.Text.createTextCursorByRange(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headerImage"

dispatcher.executeDispatch(document, ".uno:InsertGraphic", "", 0, args2())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oldStyle = paraStyles.getByName(oldStyleName)
    oldStyle.ParentStyle = newStyleName
    paraStyles.removeByName(oldStyleName)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